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1979in" style:rel-column-width="11333*"/>
    </style:style>
    <style:style style:name="Table2.B" style:family="table-column">
      <style:table-column-properties style:column-width="2.8646in" style:rel-column-width="27100*"/>
    </style:style>
    <style:style style:name="Table2.C" style:family="table-column">
      <style:table-column-properties style:column-width="2.8646in" style:rel-column-width="2710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139in" style:rel-column-width="1604*"/>
    </style:style>
    <style:style style:name="Table1.B" style:family="table-column">
      <style:table-column-properties style:column-width="0.8333in" style:rel-column-width="1200*"/>
    </style:style>
    <style:style style:name="Table1.C" style:family="table-column">
      <style:table-column-properties style:column-width="2.6042in" style:rel-column-width="3750*"/>
    </style:style>
    <style:style style:name="Table1.D" style:family="table-column">
      <style:table-column-properties style:column-width="2.3757in" style:rel-column-width="342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10<text:span text:style-name="T1">th</text:span> To Mar 16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>Mar 12th</text:p>
          </table:table-cell>
          <table:table-cell table:style-name="Table2.A2" office:value-type="string">
            <text:p text:style-name="P5">Mitch and Anthony attended</text:p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 office:value-type="float" office:value="12">
            <text:p text:style-name="P5">12</text:p>
          </table:table-cell>
          <table:table-cell table:style-name="Table1.A2" office:value-type="string">
            <text:p text:style-name="P4">- Made all dice rolls controllable when cheat mode is active</text:p>
            <text:p text:style-name="P4"/>
            <text:p text:style-name="P4">- Placed all dwellings on the board and made them place able with cheat mode active(still has bugs)</text:p>
            <text:p text:style-name="P4"/>
            <text:p text:style-name="P4">- Collaborated with Mitch and got the board and the buttons on the board to be zoom able with mouse wheel</text:p>
            <text:p text:style-name="P4"/>
            <text:p text:style-name="P4">- Added a giant and ghost monster model and placed the ghost on the board</text:p>
            <text:p text:style-name="P4"/>
            <text:p text:style-name="P4">- Added defensive labels and buttons to the combat view; Set up the buttons for maneuverings so that they properly update the combat controller</text:p>
            <text:p text:style-name="P4"/>
            <text:p text:style-name="P4">- Fixed up the order of combat in the user interface</text:p>
          </table:table-cell>
          <table:table-cell table:style-name="Table1.D2" office:value-type="string">
            <text:p text:style-name="P4">- Finish Cheat Mode</text:p>
            <text:p text:style-name="P4"/>
            <text:p text:style-name="P4">- Support characters being able to start on different dwellings</text:p>
            <text:p text:style-name="P4"/>
            <text:p text:style-name="P4">- Support notoriety and fame treasures</text:p>
            <text:p text:style-name="P4"/>
            <text:p text:style-name="P4">- Start on Lost Castle/City, Cloak of mist and magic spectacles</text:p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0:30:59.23</meta:creation-date>
    <dc:date>2015-03-16T16:08:09.98</dc:date>
    <meta:editing-duration>PT38M11S</meta:editing-duration>
    <meta:editing-cycles>19</meta:editing-cycles>
    <meta:generator>OpenOffice/4.0.1$Win32 OpenOffice.org_project/401m5$Build-9714</meta:generator>
    <meta:document-statistic meta:table-count="2" meta:image-count="0" meta:object-count="0" meta:page-count="1" meta:paragraph-count="26" meta:word-count="180" meta:character-count="989"/>
  </office:meta>
</office:document-meta>
</file>